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HUAROC MENDOZA, LI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C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AROC MENDOZA, LIDE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HUAROC BARAHONA, BRAULIO VIENOBICH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GENERACION 12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4:24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